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Bitstream Vera Sans"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Bitstream Vera Sans"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Bitstream Vera Sans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Bitstream Vera Sans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Bitstream Vera Sans"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Bitstream Vera Sans"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NTRATO DE CONFECÇÃO DE GRADE METALICA </text:span><text:line-break/><text:line-break/><text:line-break/>IDENTIFICAÇÃO DAS PARTES CONTRATANTES </text:p>
      <text:p text:style-name="P1"/>
      <text:p text:style-name="P1">CONTRATANTE: Isaac de Almeida Guerra, basileiro, casado, Analista de Sistemas, Carteira de Identidade nº 23022308-4 SSP SP , C.P.F. nº 61304794253, residente e domiciliado na Rua Av. Alvaro Nobre , nº 595, bairro Universidade, Cep 68903240, Cidade Macapá, no Estado Amapá; <text:line-break/><text:line-break/>CONTRATADO: __________________________________________________________, brasileiro, Carteira de Identidade nº _________________________, C.P.F. nº _________________________________, residente e domiciliado na _______________________________________________________________________________; <text:line-break/><text:line-break/>As partes acima identificadas têm, entre si, justo e acertado o presente Contrato de Prestação de Serviços de contrução de grade metalica, que se regerá pelas cláusulas seguintes e pelas condições de preço, forma e termo de pagamento descritas no presente. <text:line-break/><text:line-break/>DO OBJETO DO CONTRATO <text:line-break/><text:line-break/>Cláusula 1ª. Contrução de 82(oitenta e dois) metros quadrados de Grades Metalicas de vergalhao <text:s/>liso de 3/8 com distancia de 12 centimentos e estruturas de sustentação internas usando barras chatas e fixadas em tubos metalicos 1.4 polegadas que devem ser fixados com a base no concreto e topo no maderamento do telhado. As grades devem ser devidamente pintas e e fixadas na residencia no endereço (Rua Antonio Pelaes Trajano, 1303, Bairro Cidade Nova I, Macapá, Amapá). <text:line-break/><text:line-break/>OBRIGAÇÕES DO CONTRATANTE <text:line-break/><text:line-break/>Cláusula 2ª. O CONTRATANTE deverá fornecer ao CONTRATADO todas as informações necessárias à realização do serviço, devendo especificar os detalhes necessários à perfeita consecução do mesmo, e a forma de como ele deve ser entregue. <text:line-break/><text:line-break/>Cláusula 3ª. O CONTRATANTE deverá efetuar o pagamento na forma e condições estabelecidas na cláusula 6ª. <text:line-break/><text:line-break/>OBRIGAÇÕES DO CONTRATADO <text:line-break/></text:p>
      <text:p text:style-name="P1">Cláusula 4ª. É dever do CONTRATADO oferecer ao contratante a cópia do presente instrumento, contendo todas as especificidades da prestação de serviço contratada. <text:line-break/><text:line-break/>Cláusula 5ª. O CONTRATADO deverá fornecer Nota Fiscal de Serviços, referente ao(s) pagamento(s) efetuado(s) pelo CONTRATANTE. <text:line-break/><text:line-break/>DO PREÇO E DAS CONDIÇÕES DE PAGAMENTO <text:line-break/></text:p>
      <text:p text:style-name="P1">Cláusula 6ª. O presente serviço será remunerado pela quantia de R$ (5.000,00) (cinco mil reais), referente aos serviços efetivamente prestados, devendo ser pago em dinheiro ou cheque, ou outra forma de pagamento em que ocorra a prévia concordância de ambas as partes.</text:p>
      <text:p text:style-name="P1"/>
      <text:p text:style-name="P1">DO INADIMPLEMENTO, DO DESCUMPRIMENTO E DA MULTA <text:line-break/></text:p>
      <text:p text:style-name="P1">Cláusula 7ª. Em caso de inadimplemento por parte do CONTRATANTE quanto ao pagamento do serviço prestado, deverá incidir sobre o valor do presente instrumento, multa pecuniária de 2%, juros de mora de 1% ao mês e correção monetária. <text:line-break/><text:line-break/>Parágrafo único. Em caso de cobrança judicial, devem ser acrescidas custas processuais e 20% de honorários advocatícios. <text:line-break/><text:line-break/>Cláusula 8ª. No caso de não haver o cumprimento de qualquer uma das cláusulas, exceto a 6ª, do presente instrumento, a parte que não cumpriu deverá pagar uma multa de 10% do valor do contrato para a outra parte. <text:line-break/><text:soft-page-break/><text:line-break/>DA RESCISÃO IMOTIVADA <text:line-break/></text:p>
      <text:p text:style-name="P1">Cláusula 9ª. Poderá o presente instrumento ser rescindido por qualquer uma das partes, em qualquer momento, sem que haja qualquer tipo de motivo relevante, não obstante a outra parte deverá ser avisada previamente por escrito, no prazo de (5) dias. <text:line-break/><text:line-break/>Cláusula 10ª. Caso o CONTRATANTE já tenha realizado o pagamento pelo serviço, e mesmo assim, requisite a rescisão imotivada do presente contrato, terá o valor da quantia paga devolvido. <text:line-break/><text:line-break/>Cláusula 11ª. Caso seja o CONTRATADO quem requeira a rescisão imotivada, deverá devolver a quantia que se refere aos serviços por ele não prestados ao CONTRATANTE, acrescentado de 2% de taxas administrativas. <text:line-break/><text:line-break/>DO PRAZO <text:line-break/></text:p>
      <text:p text:style-name="P1">Cláusula 12ª. O CONTRATADO assume o compromisso de realizar o serviço dentro do prazo de (20) dias, de acordo com a forma estabelecida no presente contrato. <text:line-break/><text:line-break/>DAS CONDIÇÕES GERAIS <text:line-break/></text:p>
      <text:p text:style-name="P1">Cláusula 13ª. Fica compactuado entre as partes a total inexistência de vínculo trabalhista entre as partes contratantes, excluindo as obrigações previdenciárias e os encargos sociais, não havendo entre CONTRATADO e CONTRATANTE qualquer tipo de relação de subordinação. <text:line-break/><text:line-break/>Cláusula 14ª. Salvo com a expressa autorização do CONTRATANTE, não pode o CONTRATADO transferir ou subcontratar os serviços previstos neste instrumento, sob o risco de ocorrer a rescisão imediata. <text:line-break/><text:line-break/>DO FORO <text:line-break/></text:p>
      <text:p text:style-name="P1">Cláusula 16ª. Para dirimir quaisquer controvérsias oriundas do presente contrato, as partes elegem o foro da comarca de (Macapá); <text:line-break/><text:line-break/>Por estarem assim justos e contratados, firmam o presente instrumento, em duas vias de igual teor, juntamente com 2(duas) testemunhas. <text:line-break/><text:line-break/><text:line-break/>(Macapá 01 de Julho de 2009). <text:line-break/><text:line-break/></text:p>
      <text:p text:style-name="P1"/>
      <text:p text:style-name="P1"><text:line-break/>(Isaac de Almeida Guerra) </text:p>
      <text:p text:style-name="P1">Contratante<text:line-break/></text:p>
      <text:p text:style-name="P1"/>
      <text:p text:style-name="P1"><text:line-break/>(__________________________________________) <text:line-break/>Contratado</text:p>
      <text:p text:style-name="P1"/>
      <text:p text:style-name="P1"/>
      <text:p text:style-name="P1"><text:line-break/>(__________________________________________)</text:p>
      <text:p text:style-name="P1">Testemunha 1 <text:line-break/></text:p>
      <text:p text:style-name="P1"/>
      <text:p text:style-name="P1"/>
      <text:p text:style-name="P1">(__________________________________________)</text:p>
      <text:p text:style-name="P1">Testemunha 2</text:p>
      <text:p text:style-name="P1"/>
      <text:p text:style-name="P5"><text:soft-page-break/>Recibo</text:p>
      <text:p text:style-name="P1"/>
      <text:p text:style-name="P1"/>
      <text:p text:style-name="P1"/>
      <text:p text:style-name="P6">Valor R$ 3.000,00</text:p>
      <text:p text:style-name="P1"/>
      <text:p text:style-name="P1"/>
      <text:p text:style-name="P1"/>
      <text:p text:style-name="P2"><text:tab/>Recebi do Sr. Isaac de Almeida Guerra o valor de R$ 3.000,00 (tres mil reais) referente a primeira parcela de serviço de confecção de grade, ficando o valor restante para a entrega a finalização doi serviço.</text:p>
      <text:p text:style-name="P2"/>
      <text:p text:style-name="P2"/>
      <text:p text:style-name="P1"/>
      <text:p text:style-name="P3">Macapá, 01 de julho de 2009 </text:p>
      <text:p text:style-name="P1"/>
      <text:p text:style-name="P1"/>
      <text:p text:style-name="P1"/>
      <text:p text:style-name="P1"/>
      <text:p text:style-name="P1"/>
      <text:p text:style-name="P4">_________________________________________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Recibo</text:p>
      <text:p text:style-name="P1"/>
      <text:p text:style-name="P1"/>
      <text:p text:style-name="P1"/>
      <text:p text:style-name="P6">Valor R$ 2.000,00</text:p>
      <text:p text:style-name="P1"/>
      <text:p text:style-name="P1"/>
      <text:p text:style-name="P1"/>
      <text:p text:style-name="P2"><text:tab/>Recebi do Sr. Isaac de Almeida Guerra o valor de R$ 2.000,00 (dois mil reais) referente a primeira parcela de serviço de confecção de grade, ficando o valor restante para a entrega a finalização doi serviço.</text:p>
      <text:p text:style-name="P2"/>
      <text:p text:style-name="P2"/>
      <text:p text:style-name="P1"/>
      <text:p text:style-name="P3">Macapá, ___ de _______________ de 2009 </text:p>
      <text:p text:style-name="P1"/>
      <text:p text:style-name="P1"/>
      <text:p text:style-name="P1"/>
      <text:p text:style-name="P1"/>
      <text:p text:style-name="P1"/>
      <text:p text:style-name="P4">_________________________________________</text:p>
      <text:p text:style-name="P4"/>
      <text:p text:style-name="P4"/>
      <text:p text:style-name="P5"><text:soft-page-break/>Recibo</text:p>
      <text:p text:style-name="P1"/>
      <text:p text:style-name="P1"/>
      <text:p text:style-name="P1"/>
      <text:p text:style-name="P6">Valor R$ 2.500,00</text:p>
      <text:p text:style-name="P1"/>
      <text:p text:style-name="P1"/>
      <text:p text:style-name="P1"/>
      <text:p text:style-name="P2"><text:tab/>Recebi do Sr. Isaac de Almeida Guerra o valor de R$ 2.500,00 (dopis mil e quinhentos reais) referente a serviços de carpintaria de telhada.</text:p>
      <text:p text:style-name="P2"/>
      <text:p text:style-name="P2"/>
      <text:p text:style-name="P1"/>
      <text:p text:style-name="P3">Macapá, __ de __________________ de 2009 </text:p>
      <text:p text:style-name="P1"/>
      <text:p text:style-name="P1"/>
      <text:p text:style-name="P1"/>
      <text:p text:style-name="P1"/>
      <text:p text:style-name="P1"/>
      <text:p text:style-name="P4">_________________________________________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Recibo</text:p>
      <text:p text:style-name="P1"/>
      <text:p text:style-name="P1"/>
      <text:p text:style-name="P1"/>
      <text:p text:style-name="P6">Valor R$ 1.000,00</text:p>
      <text:p text:style-name="P1"/>
      <text:p text:style-name="P1"/>
      <text:p text:style-name="P1"/>
      <text:p text:style-name="P2"><text:tab/>Recebi do _______________________________________ o valor de R$ 1.000,00 (dois mil reais) referente prestação de serviços de carpintaria de contrução de telhado.</text:p>
      <text:p text:style-name="P2"/>
      <text:p text:style-name="P2"/>
      <text:p text:style-name="P1"/>
      <text:p text:style-name="P3">Macapá, ___ de _______________ de 2009 </text:p>
      <text:p text:style-name="P1"/>
      <text:p text:style-name="P1"/>
      <text:p text:style-name="P1"/>
      <text:p text:style-name="P1"/>
      <text:p text:style-name="P1"/>
      <text:p text:style-name="P4">_________________________________________</text:p>
      <text:p text:style-name="P4"/>
      <text:p text:style-name="P4"/>
      <text:p text:style-name="P4"/>
      <text:p text:style-name="P4"/>
      <text:p text:style-name="P1"><text:soft-page-break/><text:span text:style-name="T1">CONTRATO DE CONFECÇÃO FORRO EM PVC </text:span><text:line-break/><text:line-break/><text:line-break/>IDENTIFICAÇÃO DAS PARTES CONTRATANTES </text:p>
      <text:p text:style-name="P1"/>
      <text:p text:style-name="P1">CONTRATANTE: Isaac de Almeida Guerra, basileiro, casado, Analista de Sistemas, Carteira de Identidade nº 23022308-4 SSP SP , C.P.F. nº 61304794253, residente e domiciliado na Rua Av. Alvaro Nobre , nº 595, bairro Universidade, Cep 68903240, Cidade Macapá, no Estado Amapá; <text:line-break/><text:line-break/>CONTRATADO: __________________________________________________________, brasileiro, Carteira de Identidade nº _________________________, C.P.F. nº _________________________________, residente e domiciliado na _______________________________________________________________________________; <text:line-break/><text:line-break/>As partes acima identificadas têm, entre si, justo e acertado o presente Contrato de Prestação de Serviços, que se regerá pelas cláusulas seguintes e pelas condições de preço, forma e termo de pagamento descritas no presente. <text:line-break/><text:line-break/>DO OBJETO DO CONTRATO <text:line-break/><text:line-break/>Cláusula 1ª. Afixação de 200 metros quadrados de forro em PVC com estrutura de sistentação em madeira, que corresponde a toda area coberta incuindo os beirais do telhado. O serviço devera ser prestado no Imovel sitiado a Rua Antonio Pelaes Trajano 1303 bairro Cidade Nova I, Macapá Amapá. <text:line-break/><text:line-break/>OBRIGAÇÕES DO CONTRATANTE <text:line-break/><text:line-break/>Cláusula 2ª. O CONTRATANTE deverá fornecer ao CONTRATADO todas as informações necessárias à realização do serviço, devendo especificar os detalhes necessários à perfeita consecução do mesmo, e a forma de como ele deve ser entregue, juntamente com com o PVC e o maderamento necessário para fixação. <text:line-break/><text:line-break/>Cláusula 3ª. O CONTRATANTE deverá efetuar o pagamento na forma e condições estabelecidas na cláusula 6ª. <text:line-break/><text:line-break/>OBRIGAÇÕES DO CONTRATADO<text:line-break/></text:p>
      <text:p text:style-name="P1">Cláusula 4ª. É dever do CONTRATADO oferecer ao contratante a cópia do presente instrumento, contendo todas as especificidades da prestação de serviço contratada. <text:line-break/><text:line-break/>Cláusula 5ª. O CONTRATADO deverá fornecer Nota Fiscal de Serviços, referente ao(s) pagamento(s) efetuado(s) pelo CONTRATANTE. <text:line-break/><text:line-break/>DO PREÇO E DAS CONDIÇÕES DE PAGAMENTO <text:line-break/></text:p>
      <text:p text:style-name="P1">Cláusula 6ª. O presente serviço será remunerado pela quantia de R$ (1.600,00) (mil e seiscentos), referente aos serviços efetivamente prestados, devendo ser pago em dinheiro ou cheque, ou outra forma de pagamento em que ocorra a prévia concordância de ambas as partes.</text:p>
      <text:p text:style-name="P1"/>
      <text:p text:style-name="P1">DO INADIMPLEMENTO, DO DESCUMPRIMENTO E DA MULTA <text:line-break/></text:p>
      <text:p text:style-name="P1">Cláusula 7ª. Em caso de inadimplemento por parte do CONTRATANTE quanto ao pagamento do serviço prestado, deverá incidir sobre o valor do presente instrumento, multa pecuniária de 2%, juros de mora de 1% ao mês e correção monetária. <text:line-break/><text:line-break/>Parágrafo único. Em caso de cobrança judicial, devem ser acrescidas custas processuais e 20% de honorários advocatícios. <text:line-break/><text:line-break/>Cláusula 8ª. No caso de não haver o cumprimento de qualquer uma das cláusulas, exceto a 6ª, do presente instrumento, a parte que não cumpriu deverá pagar uma multa de 10% do valor do contrato para a outra parte. <text:line-break/><text:line-break/><text:soft-page-break/>DA RESCISÃO IMOTIVADA <text:line-break/></text:p>
      <text:p text:style-name="P1">Cláusula 9ª. Poderá o presente instrumento ser rescindido por qualquer uma das partes, em qualquer momento, sem que haja qualquer tipo de motivo relevante, não obstante a outra parte deverá ser avisada previamente por escrito, no prazo de (5) dias. <text:line-break/><text:line-break/>Cláusula 10ª. Caso o CONTRATANTE já tenha realizado o pagamento pelo serviço, e mesmo assim, requisite a rescisão imotivada do presente contrato, terá o valor da quantia paga devolvido. <text:line-break/><text:line-break/>Cláusula 11ª. Caso seja o CONTRATADO quem requeira a rescisão imotivada, deverá devolver a quantia que se refere aos serviços por ele não prestados ao CONTRATANTE, acrescentado de 2% de taxas administrativas. <text:line-break/><text:line-break/>DO PRAZO <text:line-break/></text:p>
      <text:p text:style-name="P1">Cláusula 12ª. O CONTRATADO assume o compromisso de realizar o serviço dentro do prazo de (20) dias, de acordo com a forma estabelecida no presente contrato. <text:line-break/><text:line-break/>DAS CONDIÇÕES GERAIS <text:line-break/></text:p>
      <text:p text:style-name="P1">Cláusula 13ª. Fica compactuado entre as partes a total inexistência de vínculo trabalhista entre as partes contratantes, excluindo as obrigações previdenciárias e os encargos sociais, não havendo entre CONTRATADO e CONTRATANTE qualquer tipo de relação de subordinação. <text:line-break/><text:line-break/>Cláusula 14ª. Salvo com a expressa autorização do CONTRATANTE, não pode o CONTRATADO transferir ou subcontratar os serviços previstos neste instrumento, sob o risco de ocorrer a rescisão imediata. <text:line-break/><text:line-break/>DO FORO <text:line-break/></text:p>
      <text:p text:style-name="P1">Cláusula 16ª. Para dirimir quaisquer controvérsias oriundas do presente contrato, as partes elegem o foro da comarca de (Macapá); <text:line-break/><text:line-break/>Por estarem assim justos e contratados, firmam o presente instrumento, em duas vias de igual teor, juntamente com 2(duas) testemunhas. <text:line-break/><text:line-break/><text:line-break/>(Macapá 01 de Julho de 2009). <text:line-break/><text:line-break/></text:p>
      <text:p text:style-name="P1"/>
      <text:p text:style-name="P1"><text:line-break/>(Isaac de Almeida Guerra) </text:p>
      <text:p text:style-name="P1">Contratante<text:line-break/></text:p>
      <text:p text:style-name="P1"/>
      <text:p text:style-name="P1"><text:line-break/>(__________________________________________) <text:line-break/>Contratado</text:p>
      <text:p text:style-name="P1"/>
      <text:p text:style-name="P1"/>
      <text:p text:style-name="P1"><text:line-break/>(__________________________________________)</text:p>
      <text:p text:style-name="P1">Testemunha 1 <text:line-break/></text:p>
      <text:p text:style-name="P1"/>
      <text:p text:style-name="P1"/>
      <text:p text:style-name="P1">(__________________________________________)</text:p>
      <text:p text:style-name="P1">Testemunha 2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1T08:44:56</meta:creation-date>
    <dc:date>2009-07-01T09:23:22</dc:date>
    <meta:editing-duration>PT00H22M56S</meta:editing-duration>
    <meta:editing-cycles>4</meta:editing-cycles>
    <meta:generator>OpenOffice.org/3.0$Linux OpenOffice.org_project/300m15$Build-9379</meta:generator>
    <meta:document-statistic meta:table-count="0" meta:image-count="0" meta:object-count="0" meta:page-count="6" meta:paragraph-count="54" meta:word-count="1878" meta:character-count="13209"/>
    <meta:user-defined meta:name="Info 1"/>
    <meta:user-defined meta:name="Info 2"/>
    <meta:user-defined meta:name="Info 3"/>
    <meta:user-defined meta:name="Info 4"/>
  </office:meta>
</office:document-meta>
</file>